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4a32" officeooo:paragraph-rsid="00044a32"/>
    </style:style>
    <style:style style:name="P2" style:family="paragraph" style:parent-style-name="Standard">
      <style:paragraph-properties fo:text-align="start" style:justify-single-word="false"/>
      <style:text-properties officeooo:rsid="00044a32" officeooo:paragraph-rsid="00044a32"/>
    </style:style>
    <style:style style:name="P3" style:family="paragraph" style:parent-style-name="Standard">
      <style:text-properties officeooo:rsid="0007cf7d" officeooo:paragraph-rsid="0007cf7d"/>
    </style:style>
    <style:style style:name="P4" style:family="paragraph" style:parent-style-name="Standard">
      <style:text-properties officeooo:rsid="000a4bcc" officeooo:paragraph-rsid="000a4bcc"/>
    </style:style>
    <style:style style:name="P5" style:family="paragraph" style:parent-style-name="Standard">
      <style:text-properties officeooo:rsid="000df80a" officeooo:paragraph-rsid="000df80a"/>
    </style:style>
    <style:style style:name="T1" style:family="text">
      <style:text-properties officeooo:rsid="00051968"/>
    </style:style>
    <style:style style:name="T2" style:family="text">
      <style:text-properties officeooo:rsid="000c4307"/>
    </style:style>
    <style:style style:name="T3" style:family="text">
      <style:text-properties officeooo:rsid="000a4bcc"/>
    </style:style>
    <style:style style:name="T4" style:family="text">
      <style:text-properties officeooo:rsid="0008a6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ackUP — <text:span text:style-name="T1">Product Specification Document</text:span></text:p>
      <text:p text:style-name="P1"/>
      <text:p text:style-name="P2"/>
      <text:p text:style-name="P3">Functions:</text:p>
      <text:p text:style-name="P3"><text:span text:style-name="T2">check </text:span>Scan for docker-compose services with label dbackup.on=true</text:p>
      <text:p text:style-name="P3"><text:span text:style-name="T2">check </text:span>Save services volume / <text:span text:style-name="T3">bind volume</text:span></text:p>
      <text:p text:style-name="P3">Save db info as a dump (You thi<text:span text:style-name="T4">c</text:span>k motherlover)</text:p>
      <text:p text:style-name="P4">Send backups to repositories (Telegram, Discord, Google Drive, etc)</text:p>
      <text:p text:style-name="P5">Backup on a period, it is fixed and is provided trough docker labels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2T18:43:59.240824735</meta:creation-date>
    <dc:date>2026-02-12T23:37:03.544542025</dc:date>
    <meta:editing-duration>PT2H17M35S</meta:editing-duration>
    <meta:editing-cycles>7</meta:editing-cycles>
    <meta:generator>LibreOffice/25.8.4.2$Linux_X86_64 LibreOffice_project/3fb8b5f27b7a0f7e9f393e6bbe21d005aa195e6a</meta:generator>
    <meta:document-statistic meta:table-count="0" meta:image-count="0" meta:object-count="0" meta:page-count="1" meta:paragraph-count="7" meta:word-count="51" meta:character-count="336" meta:non-whitespace-character-count="291"/>
  </office:meta>
</office:document-meta>
</file>